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97884FCC8B78460D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50f" officeooo:paragraph-rsid="000d750f"/>
    </style:style>
    <style:style style:name="T1" style:family="text">
      <style:text-properties officeooo:rsid="000eeb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udp </text:span>client and ser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8.25cm" draw:z-index="0"><draw:image xlink:href="Pictures/100002010000055600000297884FCC8B78460D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2:00:58.624643379</meta:creation-date>
    <dc:date>2021-06-11T12:11:12.019261538</dc:date>
    <meta:editing-duration>PT10M2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4" meta:character-count="21" meta:non-whitespace-character-count="18"/>
  </office:meta>
</office:document-meta>
</file>